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173.79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206.3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66.2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ESP32-WROVER-DevKit-Lipo_Rev_D-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,R3,R4,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6,R13,R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5,R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,C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/6.3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6,C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5,D4,D1,D2,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3,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340X(MSOP-10)</text:p>
          </table:table-cell>
          <table:table-cell office:value-type="string" calcext:value-type="string">
            <text:p>MSOP-10_Pitch-0.5mm</text:p>
            <text:p>_3.00x3.00x1.00mm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SP32-WROVER-4MB</text:p>
          </table:table-cell>
          <table:table-cell office:value-type="string" calcext:value-type="string">
            <text:p>ESP32-WROVER_MODULE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X6211A332M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19</text:p>
          </table:table-cell>
          <table:table-cell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BAT_PWR_E1,BAT_SENS_E1,</text:p>
            <text:p>PWR_SENS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10-02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2">00/00/0000</text:date>, <text:time style:data-style-name="N2" text:time-value="16:00:00.468356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02T16:00:45.627536921</dc:date>
    <meta:editing-duration>PT15M38S</meta:editing-duration>
    <meta:editing-cycles>20</meta:editing-cycles>
    <meta:generator>LibreOffice/5.1.6.2$Linux_X86_64 LibreOffice_project/10m0$Build-2</meta:generator>
    <meta:document-statistic meta:table-count="1" meta:cell-count="104" meta:object-count="0"/>
  </office:meta>
</office:document-meta>
</file>